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2.6898in"/>
    </style:style>
    <style:style style:name="co3" style:family="table-column">
      <style:table-column-properties fo:break-before="auto" style:column-width="0.7591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352in"/>
    </style:style>
    <style:style style:name="co7" style:family="table-column">
      <style:table-column-properties fo:break-before="auto" style:column-width="0.5902in"/>
    </style:style>
    <style:style style:name="co8" style:family="table-column">
      <style:table-column-properties fo:break-before="auto" style:column-width="0.6429in"/>
    </style:style>
    <style:style style:name="co9" style:family="table-column">
      <style:table-column-properties fo:break-before="auto" style:column-width="2.8898in"/>
    </style:style>
    <style:style style:name="co10" style:family="table-column">
      <style:table-column-properties fo:break-before="auto" style:column-width="2.7102in"/>
    </style:style>
    <style:style style:name="co11" style:family="table-column">
      <style:table-column-properties fo:break-before="auto" style:column-width="0.6535in"/>
    </style:style>
    <style:style style:name="co12" style:family="table-column">
      <style:table-column-properties fo:break-before="auto" style:column-width="2.7in"/>
    </style:style>
    <style:style style:name="co13" style:family="table-column">
      <style:table-column-properties fo:break-before="auto" style:column-width="0.6957in"/>
    </style:style>
    <style:style style:name="co14" style:family="table-column">
      <style:table-column-properties fo:break-before="auto" style:column-width="2.4992in"/>
    </style:style>
    <style:style style:name="co15" style:family="table-column">
      <style:table-column-properties fo:break-before="auto" style:column-width="0.622in"/>
    </style:style>
    <style:style style:name="co16" style:family="table-column">
      <style:table-column-properties fo:break-before="auto" style:column-width="0.7165in"/>
    </style:style>
    <style:style style:name="co17" style:family="table-column">
      <style:table-column-properties fo:break-before="auto" style:column-width="2.5945in"/>
    </style:style>
    <style:style style:name="co18" style:family="table-column">
      <style:table-column-properties fo:break-before="auto" style:column-width="0.6327in"/>
    </style:style>
    <style:style style:name="co19" style:family="table-column">
      <style:table-column-properties fo:break-before="auto" style:column-width="2.848in"/>
    </style:style>
    <style:style style:name="co20" style:family="table-column">
      <style:table-column-properties fo:break-before="auto" style:column-width="0.6638in"/>
    </style:style>
    <style:style style:name="co21" style:family="table-column">
      <style:table-column-properties fo:break-before="auto" style:column-width="2.8264in"/>
    </style:style>
    <style:style style:name="co22" style:family="table-column">
      <style:table-column-properties fo:break-before="auto" style:column-width="0.5591in"/>
    </style:style>
    <style:style style:name="co23" style:family="table-column">
      <style:table-column-properties fo:break-before="auto" style:column-width="2.6575in"/>
    </style:style>
    <style:style style:name="co24" style:family="table-column">
      <style:table-column-properties fo:break-before="auto" style:column-width="0.548in"/>
    </style:style>
    <style:style style:name="co25" style:family="table-column">
      <style:table-column-properties fo:break-before="auto" style:column-width="0.6854in"/>
    </style:style>
    <style:style style:name="co26" style:family="table-column">
      <style:table-column-properties fo:break-before="auto" style:column-width="3.2382in"/>
    </style:style>
    <style:style style:name="co27" style:family="table-column">
      <style:table-column-properties fo:break-before="auto" style:column-width="2.7319in"/>
    </style:style>
    <style:style style:name="co28" style:family="table-column">
      <style:table-column-properties fo:break-before="auto" style:column-width="3.1638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size="14pt"/>
    </style:style>
    <style:style style:name="ce2" style:family="table-cell" style:parent-style-name="Default">
      <style:table-cell-properties fo:background-color="#e6e6e6" fo:border="0.0008in solid #000000"/>
      <style:text-properties fo:font-size="14pt"/>
    </style:style>
    <style:style style:name="ce3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/>
      <style:text-properties fo:font-size="11pt" fo:font-weight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middle"/>
      <style:paragraph-properties fo:text-align="start"/>
      <style:text-properties fo:font-size="10pt" fo:hyphenate="true"/>
    </style:style>
    <style:style style:name="ce6" style:family="table-cell" style:parent-style-name="Default">
      <style:table-cell-properties fo:border-bottom="0.0008in solid #000000" fo:border-left="0.0008in solid #000000" fo:border-right="none" fo:border-top="none"/>
      <style:text-properties fo:font-size="10pt"/>
    </style:style>
    <style:style style:name="ce7" style:family="table-cell" style:parent-style-name="Default">
      <style:table-cell-properties fo:border-bottom="none" fo:border-left="0.0008in solid #000000" fo:border-right="none" fo:border-top="none"/>
      <style:text-properties fo:font-size="10pt"/>
    </style:style>
    <style:style style:name="ce8" style:family="table-cell" style:parent-style-name="Default">
      <style:table-cell-properties fo:border-bottom="0.0138in solid #000000" style:text-align-source="fix" style:repeat-content="false" fo:border-left="none" fo:border-right="none" fo:border-top="0.0138in solid #000000" style:vertical-align="top"/>
      <style:paragraph-properties fo:text-align="center"/>
    </style:style>
    <style:style style:name="ce9" style:family="table-cell" style:parent-style-name="Default">
      <style:table-cell-properties fo:border-bottom="0.0138in solid #000000" fo:border-left="none" fo:border-right="none" fo:border-top="none"/>
    </style:style>
    <style:style style:name="ce10" style:family="table-cell" style:parent-style-name="Default">
      <style:table-cell-properties fo:border-bottom="none" fo:background-color="#e6e6e6" fo:border-left="none" fo:border-right="none" fo:border-top="0.0008in solid #000000"/>
      <style:text-properties fo:font-size="9pt" fo:font-weight="bold"/>
    </style:style>
    <style:style style:name="ce11" style:family="table-cell" style:parent-style-name="Default">
      <style:table-cell-properties fo:border-bottom="0.0008in solid #000000" fo:background-color="#e6e6e6" fo:border-left="none" fo:border-right="none" fo:border-top="none"/>
      <style:text-properties fo:font-size="9pt" fo:font-weight="bold"/>
    </style:style>
    <style:style style:name="ce12" style:family="table-cell" style:parent-style-name="Default">
      <style:table-cell-properties fo:border-bottom="none" fo:background-color="#e6e6e6" style:text-align-source="fix" style:repeat-content="false" fo:border-left="none" fo:border-right="0.0138in solid #000000" fo:border-top="0.0138in solid #000000"/>
      <style:paragraph-properties fo:text-align="center" fo:margin-left="0in"/>
      <style:text-properties fo:font-size="14pt"/>
    </style:style>
    <style:style style:name="ce13" style:family="table-cell" style:parent-style-name="Default">
      <style:table-cell-properties fo:border-bottom="0.0138in solid #000000" fo:background-color="#e6e6ff" style:text-align-source="fix" style:repeat-content="false" fo:border-left="none" fo:border-right="none" fo:border-top="none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order-bottom="none" fo:wrap-option="wrap" fo:border-left="none" fo:border-right="none" fo:border-top="0.0008in solid #000000"/>
    </style:style>
    <style:style style:name="ce15" style:family="table-cell" style:parent-style-name="Default" style:data-style-name="N37">
      <style:table-cell-properties fo:border-bottom="0.0008in solid #000000" fo:wrap-option="wrap" fo:border-left="none" fo:border-right="none" fo:border-top="none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 style:data-style-name="N37">
      <style:table-cell-properties fo:wrap-option="wrap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138in solid #000000"/>
      <style:paragraph-properties fo:text-align="center" fo:margin-left="0in"/>
    </style:style>
    <style:style style:name="ce19" style:family="table-cell" style:parent-style-name="Default">
      <style:table-cell-properties fo:border-bottom="0.0008in solid #000000" fo:wrap-option="wrap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138in solid #000000" fo:border-top="0.0138in solid #000000"/>
    </style:style>
    <style:style style:name="ce21" style:family="table-cell" style:parent-style-name="Default">
      <style:table-cell-properties fo:border-bottom="0.0138in solid #000000" fo:background-color="#e6e6ff" style:text-align-source="fix" style:repeat-content="false" fo:border-left="none" fo:border-right="0.0138in solid #000000" fo:border-top="none"/>
      <style:paragraph-properties fo:text-align="center" fo:margin-left="0in"/>
      <style:text-properties fo:font-weight="bold"/>
    </style:style>
    <style:style style:name="ce22" style:family="table-cell" style:parent-style-name="Default">
      <style:table-cell-properties fo:border-bottom="none" fo:background-color="#ffffcc" fo:wrap-option="wrap" fo:border-left="none" fo:border-right="none" fo:border-top="0.0008in solid #000000"/>
      <style:text-properties fo:color="#000000"/>
    </style:style>
    <style:style style:name="ce23" style:family="table-cell" style:parent-style-name="Default">
      <style:table-cell-properties fo:border-bottom="0.0008in solid #000000" fo:background-color="#ffffcc" fo:wrap-option="wrap" fo:border-left="none" fo:border-right="none" fo:border-top="none"/>
    </style:style>
    <style:style style:name="ce24" style:family="table-cell" style:parent-style-name="Default">
      <style:table-cell-properties fo:background-color="#ffffcc" fo:wrap-option="wrap" fo:border="none"/>
      <style:text-properties fo:color="#000000"/>
    </style:style>
    <style:style style:name="ce25" style:family="table-cell" style:parent-style-name="Default">
      <style:table-cell-properties fo:background-color="#ffffcc" fo:wrap-option="wrap"/>
    </style:style>
    <style:style style:name="ce26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fo:font-size="12pt" fo:font-weight="bold"/>
    </style:style>
    <style:style style:name="ce27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 style:vertical-align="top"/>
      <style:paragraph-properties fo:text-align="start"/>
      <style:text-properties fo:font-size="9pt" fo:font-style="italic"/>
    </style:style>
    <style:style style:name="ce28" style:family="table-cell" style:parent-style-name="Default">
      <style:table-cell-properties fo:border-bottom="0.0008in solid #000000" fo:border-left="none" fo:border-right="none" fo:border-top="none"/>
    </style:style>
    <style:style style:name="ce29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0" style:family="table-cell" style:parent-style-name="Default">
      <style:table-cell-properties fo:border-bottom="none" fo:border-left="none" fo:border-right="none" fo:border-top="0.0008in solid #000000"/>
    </style:style>
    <style:style style:name="ce31" style:family="table-cell" style:parent-style-name="Default">
      <style:table-cell-properties fo:border-bottom="none" fo:border-left="none" fo:border-right="0.0008in solid #000000" fo:border-top="0.0008in solid #000000"/>
    </style:style>
    <style:style style:name="ce32" style:family="table-cell" style:parent-style-name="Default">
      <style:table-cell-properties fo:border-bottom="0.0008in solid #000000" fo:border-left="none" fo:border-right="0.0008in solid #000000" fo:border-top="none"/>
    </style:style>
    <style:style style:name="ce33" style:family="table-cell" style:parent-style-name="Default">
      <style:table-cell-properties fo:border-bottom="none" fo:border-left="none" fo:border-right="0.0008in solid #000000" fo:border-top="none"/>
    </style:style>
    <style:style style:name="ce34" style:family="table-cell" style:parent-style-name="Default">
      <style:table-cell-properties fo:border-bottom="0.0008in solid #000000" fo:wrap-option="wrap" fo:border-left="0.0008in solid #000000" fo:border-right="none" fo:border-top="none"/>
      <style:text-properties fo:font-size="10pt"/>
    </style:style>
    <style:style style:name="ce35" style:family="table-cell" style:parent-style-name="Default">
      <style:table-cell-properties fo:border-bottom="none" fo:wrap-option="wrap" fo:border-left="0.0008in solid #000000" fo:border-right="none" fo:border-top="none"/>
      <style:text-properties fo:font-size="10pt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ooc:cell-content-is-in-list(&quot;-&gt;alpha&quot;;&quot;alpha&quot;;&quot;-&gt;beta&quot;;&quot;beta&quot;;&quot;-&gt;R1.0&quot;;&quot;R1.0&quot;)" table:allow-empty-cell="true" table:display-list="unsorted" table:base-cell-address="Framing.L4"/>
      </table:content-validations>
      <table:table table:name="Framing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ce4"/>
        <table:table-column table:style-name="co2" table:default-cell-style-name="ce5"/>
        <table:table-column table:style-name="co3" table:default-cell-style-name="ce10"/>
        <table:table-column table:style-name="co4" table:number-columns-repeated="9" table:default-cell-style-name="Default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2" office:value-type="string" table:number-columns-spanned="9" table:number-rows-spanned="1">
            <text:p>Area</text:p>
          </table:table-cell>
          <table:covered-table-cell table:number-columns-repeated="7" table:style-name="ce18"/>
          <table:covered-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5.1827in" svg:y="0.0004in" draw:caption-point-x="-5.1827in" draw:caption-point-y="-0.0004in">
              <dc:creator>JFC</dc:creator>
              <dc:date>2007-09-24T00:00:00</dc:date>
              <text:p text:style-name="P2"><text:span text:style-name="T1">ISNA specifications</text:span></text:p>
            </office:annotation>
            <text:p>Methodology</text:p>
          </table:table-cell>
          <table:table-cell table:style-name="ce13" office:value-type="string">
            <office:annotation draw:style-name="gr1" draw:text-style-name="P1" svg:width="1.1413in" svg:height="0.3902in" svg:x="6.1791in" svg:y="0.0004in" draw:caption-point-x="-6.1791in" draw:caption-point-y="-0.0004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7.1752in" svg:y="0.0004in" draw:caption-point-x="-7.1752in" draw:caption-point-y="-0.0004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8.1717in" svg:y="0.0004in" draw:caption-point-x="-8.1717in" draw:caption-point-y="-0.0004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9.1677in" svg:y="0.0004in" draw:caption-point-x="-9.1677in" draw:caption-point-y="-0.0004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10.1642in" svg:y="0.0004in" draw:caption-point-x="-10.1642in" draw:caption-point-y="-0.0004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11.1602in" svg:y="0.0004in" draw:caption-point-x="-11.1602in" draw:caption-point-y="-0.0004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2.1567in" svg:y="0.0004in" draw:caption-point-x="-12.1567in" draw:caption-point-y="-0.0004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Framing</text:p>
          </table:table-cell>
          <table:table-cell office:value-type="string" table:number-columns-spanned="1" table:number-rows-spanned="2">
            <text:p>Create project</text:p>
          </table:table-cell>
          <table:table-cell office:value-type="string">
            <office:annotation draw:style-name="gr1" draw:text-style-name="P1" svg:width="1.1413in" svg:height="1.3232in" svg:x="4.0701in" svg:y="0.0004in" draw:caption-point-x="-4.0701in" draw:caption-point-y="-0.0004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4" table:content-validation-name="val1" table:number-columns-repeated="8"/>
          <table:table-cell table:style-name="ce22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7449in" svg:height="0.8488in" svg:x="4.1866in" svg:y="0.1457in" draw:caption-point-x="-4.1866in" draw:caption-point-y="-0.1457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Set project participation</text:p>
          </table:table-cell>
          <table:table-cell office:value-type="string">
            <office:annotation draw:style-name="gr1" draw:text-style-name="P1" svg:width="1.1413in" svg:height="1.3232in" svg:x="4.0701in" svg:y="0.1453in" draw:caption-point-x="-4.0701in" draw:caption-point-y="-0.1453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8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4587in" svg:height="0.8913in" svg:x="4.0701in" svg:y="0.313in" draw:caption-point-x="-4.0701in" draw:caption-point-y="-0.313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Set project scope</text:p>
          </table:table-cell>
          <table:table-cell office:value-type="string">
            <office:annotation draw:style-name="gr1" draw:text-style-name="P1" svg:width="1.1413in" svg:height="1.3232in" svg:x="4.0701in" svg:y="0.4803in" draw:caption-point-x="-4.0701in" draw:caption-point-y="-0.4803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4" table:content-validation-name="val1" table:number-columns-repeated="8"/>
          <table:table-cell table:style-name="ce22" table:content-validation-name="val1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3319in" svg:height="1.0697in" svg:x="4.0701in" svg:y="0.6476in" draw:caption-point-x="-4.0701in" draw:caption-point-y="-0.6476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Invite new participant</text:p>
          </table:table-cell>
          <table:table-cell office:value-type="string">
            <office:annotation draw:style-name="gr1" draw:text-style-name="P1" svg:width="1.1413in" svg:height="1.3232in" svg:x="4.0701in" svg:y="0.815in" draw:caption-point-x="-4.0701in" draw:caption-point-y="-0.81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4" table:content-validation-name="val1" table:number-columns-repeated="8"/>
          <table:table-cell table:style-name="ce22" table:content-validation-name="val1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3106in" svg:height="1.0386in" svg:x="4.0701in" svg:y="0.9827in" draw:caption-point-x="-4.0701in" draw:caption-point-y="-0.9827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Create scenario</text:p>
          </table:table-cell>
          <table:table-cell office:value-type="string">
            <office:annotation draw:style-name="gr1" draw:text-style-name="P1" svg:width="1.1413in" svg:height="1.3232in" svg:x="4.0701in" svg:y="1.15in" draw:caption-point-x="-4.0701in" draw:caption-point-y="-1.1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4" table:content-validation-name="val1" table:number-columns-repeated="8"/>
          <table:table-cell table:style-name="ce22" table:content-validation-name="val1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3953in" svg:height="1.1122in" svg:x="4.0701in" svg:y="1.3173in" draw:caption-point-x="-4.0701in" draw:caption-point-y="-1.3173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dd (update, delete) phase</text:p>
          </table:table-cell>
          <table:table-cell office:value-type="string">
            <office:annotation draw:style-name="gr1" draw:text-style-name="P1" svg:width="1.1413in" svg:height="1.3232in" svg:x="4.0701in" svg:y="1.4846in" draw:caption-point-x="-4.0701in" draw:caption-point-y="-1.4846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4" table:content-validation-name="val1" table:number-columns-repeated="8"/>
          <table:table-cell table:style-name="ce22" table:content-validation-name="val1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2787in" svg:height="1.0181in" svg:x="4.0701in" svg:y="1.6524in" draw:caption-point-x="-4.0701in" draw:caption-point-y="-1.6524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dd (update, delete) storyline</text:p>
          </table:table-cell>
          <table:table-cell office:value-type="string">
            <office:annotation draw:style-name="gr1" draw:text-style-name="P1" svg:width="1.1413in" svg:height="1.3232in" svg:x="4.0701in" svg:y="1.8197in" draw:caption-point-x="-4.0701in" draw:caption-point-y="-1.8197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4" table:content-validation-name="val1" table:number-columns-repeated="8"/>
          <table:table-cell table:style-name="ce22" table:content-validation-name="val1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4165in" svg:height="1.05in" svg:x="4.0701in" svg:y="1.987in" draw:caption-point-x="-4.0701in" draw:caption-point-y="-1.987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</table:table>
      <table:table table:name="Defining" table:style-name="ta1" table:print="false">
        <office:forms form:automatic-focus="false" form:apply-design-mode="false"/>
        <table:table-column table:style-name="co5" table:default-cell-style-name="ce4"/>
        <table:table-column table:style-name="co6" table:default-cell-style-name="ce5"/>
        <table:table-column table:style-name="co7" table:default-cell-style-name="ce10"/>
        <table:table-column table:style-name="co4" table:number-columns-repeated="8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2" office:value-type="string" table:number-columns-spanned="9" table:number-rows-spanned="1">
            <text:p>Area</text:p>
          </table:table-cell>
          <table:covered-table-cell table:number-columns-repeated="7" table:style-name="ce18"/>
          <table:covered-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ISNA specifications</text:span></text:p>
            </office:annotation>
            <text:p>Methodology</text:p>
          </table:table-cell>
          <table:table-cell table:style-name="ce13" office:value-type="string">
            <office:annotation draw:style-name="gr1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0">
            <text:p>Defining</text:p>
          </table:table-cell>
          <table:table-cell office:value-type="string" table:number-columns-spanned="1" table:number-rows-spanned="2">
            <text:p>Define category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4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Associate information template with category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8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5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Define location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5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Define policy</text:p>
          </table:table-cell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5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Define situation</text:p>
          </table:table-cell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4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Profiling" table:style-name="ta1" table:print="false">
        <office:forms form:automatic-focus="false" form:apply-design-mode="false"/>
        <table:table-column table:style-name="co8" table:default-cell-style-name="ce4"/>
        <table:table-column table:style-name="co9" table:default-cell-style-name="ce5"/>
        <table:table-column table:style-name="co8" table:default-cell-style-name="ce10"/>
        <table:table-column table:style-name="co4" table:number-columns-repeated="8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2" office:value-type="string" table:number-columns-spanned="9" table:number-rows-spanned="1">
            <text:p>Area</text:p>
          </table:table-cell>
          <table:covered-table-cell table:number-columns-repeated="7" table:style-name="ce18"/>
          <table:covered-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ISNA specifications</text:span></text:p>
            </office:annotation>
            <text:p>Methodology</text:p>
          </table:table-cell>
          <table:table-cell table:style-name="ce13" office:value-type="string">
            <office:annotation draw:style-name="gr1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Profiling</text:p>
          </table:table-cell>
          <table:table-cell office:value-type="string" table:number-columns-spanned="1" table:number-rows-spanned="2">
            <text:p>Profile role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Describe repository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8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Describe channel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Profile organization</text:p>
          </table:table-cell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Profile group</text:p>
          </table:table-cell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Profile team</text:p>
          </table:table-cell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Profile person</text:p>
          </table:table-cell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Modeling" table:style-name="ta1" table:print="false">
        <office:forms form:automatic-focus="false" form:apply-design-mode="false"/>
        <table:table-column table:style-name="co7" table:default-cell-style-name="ce4"/>
        <table:table-column table:style-name="co10" table:default-cell-style-name="ce5"/>
        <table:table-column table:style-name="co7" table:default-cell-style-name="ce10"/>
        <table:table-column table:style-name="co4" table:number-columns-repeated="8" table:default-cell-style-name="ce14"/>
        <table:table-column table:style-name="co4" table:default-cell-style-name="ce22"/>
        <table:table-column table:style-name="co5" table:default-cell-style-name="ce29"/>
        <table:table-column table:style-name="co5" table:number-columns-repeated="2" table:default-cell-style-name="ce30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2" office:value-type="string" table:number-columns-spanned="9" table:number-rows-spanned="1">
            <text:p>Area</text:p>
          </table:table-cell>
          <table:covered-table-cell table:number-columns-repeated="7" table:style-name="ce18"/>
          <table:covered-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ISNA specifications</text:span></text:p>
            </office:annotation>
            <text:p>Methodology</text:p>
          </table:table-cell>
          <table:table-cell table:style-name="ce13" office:value-type="string">
            <office:annotation draw:style-name="gr1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 table:number-columns-repeated="4" table:style-name="Default"/>
        </table:table-row>
        <table:table-row table:style-name="ro2">
          <table:table-cell table:style-name="ce3" office:value-type="string" table:number-columns-spanned="1" table:number-rows-spanned="22">
            <text:p>Modeling</text:p>
          </table:table-cell>
          <table:table-cell office:value-type="string" table:number-columns-spanned="1" table:number-rows-spanned="2">
            <text:p>Add (update, delete) event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Add (update, delete) task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8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Specify agents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dd (update, delete) artifact</text:p>
          </table:table-cell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dd (update, delete) acquirement</text:p>
          </table:table-cell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ssert task as regulated</text:p>
          </table:table-cell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ssert (event) mutual exclusion</text:p>
          </table:table-cell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Assert need to know</text:p>
          </table:table-cell>
          <table:table-cell office:value-type="string">
            <office:annotation draw:style-name="gr1" draw:text-style-name="P1" svg:width="1.1413in" svg:height="1.3232in" svg:x="4.1126in" svg:y="2.6783in" draw:caption-point-x="-4.1126in" draw:caption-point-y="-2.6783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4.1126in" svg:y="2.8457in" draw:caption-point-x="-4.1126in" draw:caption-point-y="-2.8457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Assert situational awareness (know)</text:p>
          </table:table-cell>
          <table:table-cell office:value-type="string">
            <office:annotation draw:style-name="gr1" draw:text-style-name="P1" svg:width="1.1413in" svg:height="1.3232in" svg:x="4.1126in" svg:y="3.013in" draw:caption-point-x="-4.1126in" draw:caption-point-y="-3.013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4.1126in" svg:y="3.1807in" draw:caption-point-x="-4.1126in" draw:caption-point-y="-3.1807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Assert exception from responsibility</text:p>
          </table:table-cell>
          <table:table-cell office:value-type="string">
            <office:annotation draw:style-name="gr1" draw:text-style-name="P1" svg:width="1.1413in" svg:height="1.3232in" svg:x="4.1126in" svg:y="3.348in" draw:caption-point-x="-4.1126in" draw:caption-point-y="-3.34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4.1126in" svg:y="3.5154in" draw:caption-point-x="-4.1126in" draw:caption-point-y="-3.5154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Assert information preservation</text:p>
          </table:table-cell>
          <table:table-cell office:value-type="string">
            <office:annotation draw:style-name="gr1" draw:text-style-name="P1" svg:width="1.1413in" svg:height="1.3232in" svg:x="4.1126in" svg:y="3.6827in" draw:caption-point-x="-4.1126in" draw:caption-point-y="-3.6827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4.1126in" svg:y="3.8504in" draw:caption-point-x="-4.1126in" draw:caption-point-y="-3.8504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Discovering" table:style-name="ta1" table:print="false">
        <office:forms form:automatic-focus="false" form:apply-design-mode="false"/>
        <table:table-column table:style-name="co11" table:default-cell-style-name="ce4"/>
        <table:table-column table:style-name="co12" table:default-cell-style-name="ce5"/>
        <table:table-column table:style-name="co1" table:default-cell-style-name="ce10"/>
        <table:table-column table:style-name="co4" table:number-columns-repeated="8" table:default-cell-style-name="ce14"/>
        <table:table-column table:style-name="co4" table:default-cell-style-name="ce22"/>
        <table:table-column table:style-name="co5" table:default-cell-style-name="ce29"/>
        <table:table-column table:style-name="co5" table:number-columns-repeated="2" table:default-cell-style-name="ce30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2" office:value-type="string" table:number-columns-spanned="9" table:number-rows-spanned="1">
            <text:p>Area</text:p>
          </table:table-cell>
          <table:covered-table-cell table:number-columns-repeated="7" table:style-name="ce18"/>
          <table:covered-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ISNA specifications</text:span></text:p>
            </office:annotation>
            <text:p>Methodology</text:p>
          </table:table-cell>
          <table:table-cell table:style-name="ce13" office:value-type="string">
            <office:annotation draw:style-name="gr1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 table:number-columns-repeated="4" table:style-name="Default"/>
        </table:table-row>
        <table:table-row table:style-name="ro2">
          <table:table-cell table:style-name="ce3" office:value-type="string" table:number-columns-spanned="1" table:number-rows-spanned="24">
            <text:p>Discovering</text:p>
          </table:table-cell>
          <table:table-cell office:value-type="string" table:number-columns-spanned="1" table:number-rows-spanned="2">
            <text:p>Find sharing need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Assert graned access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8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ssert needed sharing as regulated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Check clearances and privacy restrictions</text:p>
          </table:table-cell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ssert agreement to share</text:p>
          </table:table-cell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Identify effective situation</text:p>
          </table:table-cell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Verify resources operational</text:p>
          </table:table-cell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Verify sharing need permissible</text:p>
          </table:table-cell>
          <table:table-cell office:value-type="string">
            <office:annotation draw:style-name="gr1" draw:text-style-name="P1" svg:width="1.1413in" svg:height="1.3232in" svg:x="2.9031in" svg:y="2.0882in" draw:caption-point-x="-2.9031in" draw:caption-point-y="-2.0882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2.2555in" draw:caption-point-x="-2.9031in" draw:caption-point-y="-2.255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Draw communication sequence</text:p>
          </table:table-cell>
          <table:table-cell office:value-type="string">
            <office:annotation draw:style-name="gr1" draw:text-style-name="P1" svg:width="1.1413in" svg:height="1.3232in" svg:x="2.9031in" svg:y="2.4228in" draw:caption-point-x="-2.9031in" draw:caption-point-y="-2.422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2.5906in" draw:caption-point-x="-2.9031in" draw:caption-point-y="-2.5906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Find unsatisfiable need to know</text:p>
          </table:table-cell>
          <table:table-cell office:value-type="string">
            <office:annotation draw:style-name="gr1" draw:text-style-name="P1" svg:width="1.1413in" svg:height="1.3232in" svg:x="2.9031in" svg:y="2.7579in" draw:caption-point-x="-2.9031in" draw:caption-point-y="-2.7579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2.9252in" draw:caption-point-x="-2.9031in" draw:caption-point-y="-2.9252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Find unsatisfiable sharing need</text:p>
          </table:table-cell>
          <table:table-cell office:value-type="string">
            <office:annotation draw:style-name="gr1" draw:text-style-name="P1" svg:width="1.1413in" svg:height="1.3232in" svg:x="2.9031in" svg:y="3.0925in" draw:caption-point-x="-2.9031in" draw:caption-point-y="-3.092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3.2602in" draw:caption-point-x="-2.9031in" draw:caption-point-y="-3.2602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Uncover issue in communication sequence</text:p>
          </table:table-cell>
          <table:table-cell office:value-type="string">
            <office:annotation draw:style-name="gr1" draw:text-style-name="P1" svg:width="1.1413in" svg:height="1.3232in" svg:x="4.1858in" svg:y="4.0177in" draw:caption-point-x="-4.1858in" draw:caption-point-y="-4.0177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4.1858in" svg:y="4.185in" draw:caption-point-x="-4.1858in" draw:caption-point-y="-4.18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Assessing" table:style-name="ta1" table:print="false">
        <office:forms form:automatic-focus="false" form:apply-design-mode="false"/>
        <table:table-column table:style-name="co13" table:default-cell-style-name="ce4"/>
        <table:table-column table:style-name="co14" table:default-cell-style-name="ce5"/>
        <table:table-column table:style-name="co15" table:default-cell-style-name="ce10"/>
        <table:table-column table:style-name="co4" table:number-columns-repeated="8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2" office:value-type="string" table:number-columns-spanned="9" table:number-rows-spanned="1">
            <text:p>Area</text:p>
          </table:table-cell>
          <table:covered-table-cell table:number-columns-repeated="7" table:style-name="ce18"/>
          <table:covered-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ISNA specifications</text:span></text:p>
            </office:annotation>
            <text:p>Methodology</text:p>
          </table:table-cell>
          <table:table-cell table:style-name="ce13" office:value-type="string">
            <office:annotation draw:style-name="gr1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0">
            <text:p>Assessing</text:p>
          </table:table-cell>
          <table:table-cell office:value-type="string" table:number-columns-spanned="1" table:number-rows-spanned="2">
            <text:p>Assess impacts of issue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4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Estimate cost of issue and remediation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8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5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Identify risk of bottleneck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5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Identify single point of failure</text:p>
          </table:table-cell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5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Evaluate information sharing capability</text:p>
          </table:table-cell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4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Planning" table:style-name="ta1" table:print="false">
        <office:forms form:automatic-focus="false" form:apply-design-mode="false"/>
        <table:table-column table:style-name="co16" table:default-cell-style-name="ce4"/>
        <table:table-column table:style-name="co17" table:default-cell-style-name="ce5"/>
        <table:table-column table:style-name="co8" table:default-cell-style-name="ce10"/>
        <table:table-column table:style-name="co4" table:number-columns-repeated="8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2" office:value-type="string" table:number-columns-spanned="9" table:number-rows-spanned="1">
            <text:p>Area</text:p>
          </table:table-cell>
          <table:covered-table-cell table:number-columns-repeated="7" table:style-name="ce18"/>
          <table:covered-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ISNA specifications</text:span></text:p>
            </office:annotation>
            <text:p>Methodology</text:p>
          </table:table-cell>
          <table:table-cell table:style-name="ce13" office:value-type="string">
            <office:annotation draw:style-name="gr1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Planning</text:p>
          </table:table-cell>
          <table:table-cell office:value-type="string" table:number-columns-spanned="1" table:number-rows-spanned="2">
            <text:p>Assemble a communication playbook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Validate a communication playbook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8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ssemble a communication plan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Validate a communications plan</text:p>
          </table:table-cell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ssemble a sharing MOU</text:p>
          </table:table-cell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Validate a sharing MOU</text:p>
          </table:table-cell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Prioritize issue remediation</text:p>
          </table:table-cell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Security" table:style-name="ta1" table:print="false">
        <office:forms form:automatic-focus="false" form:apply-design-mode="false"/>
        <table:table-column table:style-name="co18" table:default-cell-style-name="ce4"/>
        <table:table-column table:style-name="co19" table:default-cell-style-name="ce5"/>
        <table:table-column table:style-name="co8" table:default-cell-style-name="ce10"/>
        <table:table-column table:style-name="co4" table:number-columns-repeated="7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2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8" table:number-columns-repeated="7"/>
          <table: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Security</text:p>
          </table:table-cell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7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Configuration" table:style-name="ta1" table:print="false">
        <office:forms form:automatic-focus="false" form:apply-design-mode="false"/>
        <table:table-column table:style-name="co20" table:default-cell-style-name="ce4"/>
        <table:table-column table:style-name="co21" table:default-cell-style-name="ce5"/>
        <table:table-column table:style-name="co22" table:default-cell-style-name="ce10"/>
        <table:table-column table:style-name="co4" table:number-columns-repeated="7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2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8" table:number-columns-repeated="7"/>
          <table: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4.6811in" svg:y="0in" draw:caption-point-x="-4.681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5.5701in" svg:y="0in" draw:caption-point-x="-5.570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9.1264in" svg:y="0in" draw:caption-point-x="-9.126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Configuration</text:p>
          </table:table-cell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7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Collaboration" table:style-name="ta1" table:print="false">
        <office:forms form:automatic-focus="false" form:apply-design-mode="false"/>
        <table:table-column table:style-name="co8" table:default-cell-style-name="ce4"/>
        <table:table-column table:style-name="co23" table:default-cell-style-name="ce5"/>
        <table:table-column table:style-name="co24" table:default-cell-style-name="ce10"/>
        <table:table-column table:style-name="co4" table:number-columns-repeated="7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2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8" table:number-columns-repeated="7"/>
          <table: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4.6811in" svg:y="0in" draw:caption-point-x="-4.681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5.5701in" svg:y="0in" draw:caption-point-x="-5.570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9.1264in" svg:y="0in" draw:caption-point-x="-9.126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Collaboration</text:p>
          </table:table-cell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7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Support" table:style-name="ta1" table:print="false">
        <office:forms form:automatic-focus="false" form:apply-design-mode="false"/>
        <table:table-column table:style-name="co25" table:default-cell-style-name="ce4"/>
        <table:table-column table:style-name="co26" table:default-cell-style-name="ce5"/>
        <table:table-column table:style-name="co11" table:default-cell-style-name="ce10"/>
        <table:table-column table:style-name="co4" table:number-columns-repeated="7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2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8" table:number-columns-repeated="7"/>
          <table: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4.6811in" svg:y="0in" draw:caption-point-x="-4.681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5.5701in" svg:y="0in" draw:caption-point-x="-5.570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9.1264in" svg:y="0in" draw:caption-point-x="-9.126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Support</text:p>
          </table:table-cell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7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Administration" table:style-name="ta1" table:print="false">
        <office:forms form:automatic-focus="false" form:apply-design-mode="false"/>
        <table:table-column table:style-name="co5" table:default-cell-style-name="ce4"/>
        <table:table-column table:style-name="co27" table:default-cell-style-name="ce5"/>
        <table:table-column table:style-name="co15" table:default-cell-style-name="ce10"/>
        <table:table-column table:style-name="co4" table:number-columns-repeated="7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2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8" table:number-columns-repeated="7"/>
          <table: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4.6811in" svg:y="0in" draw:caption-point-x="-4.681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5.5701in" svg:y="0in" draw:caption-point-x="-5.570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9.1264in" svg:y="0in" draw:caption-point-x="-9.126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Administration</text:p>
          </table:table-cell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7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Deployment" table:style-name="ta1" table:print="false">
        <office:forms form:automatic-focus="false" form:apply-design-mode="false"/>
        <table:table-column table:style-name="co8" table:default-cell-style-name="ce4"/>
        <table:table-column table:style-name="co28" table:default-cell-style-name="ce5"/>
        <table:table-column table:style-name="co7" table:default-cell-style-name="ce10"/>
        <table:table-column table:style-name="co4" table:number-columns-repeated="7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2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8" table:number-columns-repeated="7"/>
          <table: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4.6811in" svg:y="0in" draw:caption-point-x="-4.681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5.5701in" svg:y="0in" draw:caption-point-x="-5.570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9.1264in" svg:y="0in" draw:caption-point-x="-9.126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Deployment</text:p>
          </table:table-cell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7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5">09/25/2007</text:date>, <text:time>10:1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Jean-Francois Cloutier</meta:initial-creator>
    <meta:creation-date>2007-09-24T15:36:44</meta:creation-date>
    <dc:creator>Jean-Francois Cloutier</dc:creator>
    <dc:date>2007-09-25T10:16:41</dc:date>
    <dc:language>en-US</dc:language>
    <meta:editing-cycles>22</meta:editing-cycles>
    <meta:editing-duration>PT9H7M41S</meta:editing-duration>
    <meta:user-defined meta:name="Info 1"/>
    <meta:user-defined meta:name="Info 2"/>
    <meta:user-defined meta:name="Info 3"/>
    <meta:user-defined meta:name="Info 4"/>
    <meta:document-statistic meta:table-count="13" meta:cell-count="416"/>
  </office:meta>
</office:document-meta>
</file>